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start"/>
      <style:text-properties fo:color="#000000"/>
    </style:style>
    <style:style style:name="P2" style:family="paragraph">
      <style:paragraph-properties fo:text-align="start"/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000">
      <style:graphic-properties fo:background-color="#dddddd"/>
    </style:style>
    <style:style style:name="gr3" style:family="graphic">
      <style:graphic-properties fo:background-color="#dddddd"/>
    </style:style>
    <number:number-style style:name="C10000" number:language="pt" number:country="BR">
      <number:number number:min-integer-digits="1"/>
    </number:number-style>
  </office:automatic-styles>
  <office:body>
    <office:text>
      <office:forms form:automatic-focus="false" form:apply-design-mode="false">
        <form:form form:name="MainForm" form:command="Client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blnome" form:control-implementation="ooo:com.sun.star.form.component.FixedText" xml:id="control1" form:id="control1" form:label="nome" form:for="control2"/>
          <form:text form:name="txtnome" form:control-implementation="ooo:com.sun.star.form.component.TextField" xml:id="control2" form:id="control2" form:data-field="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 CPF " form:control-implementation="ooo:com.sun.star.form.component.FixedText" xml:id="control3" form:id="control3" form:label=" CPF " form:for="control4"/>
          <form:formatted-text form:name="fmt CPF " form:control-implementation="ooo:com.sun.star.form.component.FormattedField" xml:id="control4" form:id="control4" form:data-field=" CPF 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43526"/>
            </form:properties>
          </form:formatted-text>
          <form:fixed-text form:name="lblRG" form:control-implementation="ooo:com.sun.star.form.component.FixedText" xml:id="control5" form:id="control5" form:label="RG" form:for="control6"/>
          <form:text form:name="txtRG" form:control-implementation="ooo:com.sun.star.form.component.TextField" xml:id="control6" form:id="control6" form:data-field="RG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CNH" form:control-implementation="ooo:com.sun.star.form.component.FixedText" xml:id="control7" form:id="control7" form:label="CNH" form:for="control8"/>
          <form:formatted-text form:name="fmtCNH" form:control-implementation="ooo:com.sun.star.form.component.FormattedField" xml:id="control8" form:id="control8" form:data-field="CNH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224"/>
            </form:properties>
          </form:formatted-text>
          <form:fixed-text form:name="lblcelular" form:control-implementation="ooo:com.sun.star.form.component.FixedText" xml:id="control9" form:id="control9" form:label="celular" form:for="control10"/>
          <form:formatted-text form:name="fmtcelular" form:control-implementation="ooo:com.sun.star.form.component.FormattedField" xml:id="control10" form:id="control10" form:data-field="celular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334"/>
            </form:properties>
          </form:formatted-text>
          <form:fixed-text form:name="lblemail" form:control-implementation="ooo:com.sun.star.form.component.FixedText" xml:id="control11" form:id="control11" form:label="email" form:for="control12"/>
          <form:text form:name="txtemail" form:control-implementation="ooo:com.sun.star.form.component.TextField" xml:id="control12" form:id="control12" form:data-field="emai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telefone" form:control-implementation="ooo:com.sun.star.form.component.FixedText" xml:id="control13" form:id="control13" form:label="telefone" form:for="control14"/>
          <form:formatted-text form:name="fmttelefone" form:control-implementation="ooo:com.sun.star.form.component.FormattedField" xml:id="control14" form:id="control14" form:data-field="telefone" form:input-required="fals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2344"/>
            </form:properties>
          </form:formatted-text>
          <form:fixed-text form:name="lblrua" form:control-implementation="ooo:com.sun.star.form.component.FixedText" xml:id="control15" form:id="control15" form:label="rua" form:for="control16"/>
          <form:text form:name="txtrua" form:control-implementation="ooo:com.sun.star.form.component.TextField" xml:id="control16" form:id="control16" form:data-field="rua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nro" form:control-implementation="ooo:com.sun.star.form.component.FixedText" xml:id="control17" form:id="control17" form:label="nro" form:for="control18"/>
          <form:formatted-text form:name="fmtnro" form:control-implementation="ooo:com.sun.star.form.component.FormattedField" xml:id="control18" form:id="control18" form:data-field="nro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3"/>
            </form:properties>
          </form:formatted-text>
          <form:fixed-text form:name="lblcidade" form:control-implementation="ooo:com.sun.star.form.component.FixedText" xml:id="control19" form:id="control19" form:label="cidade" form:for="control20"/>
          <form:text form:name="txtcidade" form:control-implementation="ooo:com.sun.star.form.component.TextField" xml:id="control20" form:id="control20" form:data-field="cidad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estado" form:control-implementation="ooo:com.sun.star.form.component.FixedText" xml:id="control21" form:id="control21" form:label="estado" form:for="control22"/>
          <form:text form:name="txtestado" form:control-implementation="ooo:com.sun.star.form.component.TextField" xml:id="control22" form:id="control22" form:data-field="estado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renda_mensal" form:control-implementation="ooo:com.sun.star.form.component.FixedText" xml:id="control23" form:id="control23" form:label="renda_mensal" form:for="control24"/>
          <form:formatted-text form:name="fmtrenda_mensal" form:control-implementation="ooo:com.sun.star.form.component.FormattedField" xml:id="control24" form:id="control24" form:data-field="renda_mensal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3349749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style-name="gr1"><draw:control draw:text-style-name="P1" svg:width="1.066cm" svg:height="0.47cm" svg:x="1cm" svg:y="1cm" draw:control="control1"/><draw:control draw:style-name="gr3" draw:text-style-name="P2" svg:width="7.328cm" svg:height="0.782cm" svg:x="1cm" svg:y="1.469cm" draw:control="control2"/></draw:g><draw:g text:anchor-type="paragraph" draw:z-index="1" draw:style-name="gr1"><draw:control draw:text-style-name="P1" svg:width="0.962cm" svg:height="0.47cm" svg:x="8.627cm" svg:y="1cm" draw:control="control3"/><draw:control draw:style-name="gr2" draw:text-style-name="P1" svg:width="1.969cm" svg:height="0.782cm" svg:x="8.627cm" svg:y="1.469cm" draw:control="control4"/></draw:g><draw:g text:anchor-type="paragraph" draw:z-index="2" draw:style-name="gr1"><draw:control draw:text-style-name="P1" svg:width="0.676cm" svg:height="0.47cm" svg:x="10.896cm" svg:y="1cm" draw:control="control5"/><draw:control draw:style-name="gr3" draw:text-style-name="P2" svg:width="7.328cm" svg:height="0.782cm" svg:x="10.896cm" svg:y="1.469cm" draw:control="control6"/></draw:g><draw:g text:anchor-type="paragraph" draw:z-index="3" draw:style-name="gr1"><draw:control draw:text-style-name="P1" svg:width="0.937cm" svg:height="0.47cm" svg:x="18.523cm" svg:y="1cm" draw:control="control7"/><draw:control draw:style-name="gr2" draw:text-style-name="P1" svg:width="1.969cm" svg:height="0.782cm" svg:x="18.523cm" svg:y="1.469cm" draw:control="control8"/></draw:g><draw:g text:anchor-type="paragraph" draw:z-index="4" draw:style-name="gr1"><draw:control draw:text-style-name="P1" svg:width="1.197cm" svg:height="0.47cm" svg:x="20.793cm" svg:y="1cm" draw:control="control9"/><draw:control draw:style-name="gr2" draw:text-style-name="P1" svg:width="1.969cm" svg:height="0.782cm" svg:x="20.793cm" svg:y="1.469cm" draw:control="control10"/></draw:g><draw:g text:anchor-type="paragraph" draw:z-index="5" draw:style-name="gr1"><draw:control draw:text-style-name="P1" svg:width="1.015cm" svg:height="0.47cm" svg:x="1cm" svg:y="2.45cm" draw:control="control11"/><draw:control draw:style-name="gr3" draw:text-style-name="P2" svg:width="7.959cm" svg:height="0.782cm" svg:x="1cm" svg:y="2.919cm" draw:control="control12"/></draw:g><draw:g text:anchor-type="paragraph" draw:z-index="6" draw:style-name="gr1"><draw:control draw:text-style-name="P1" svg:width="1.405cm" svg:height="0.47cm" svg:x="9.259cm" svg:y="2.45cm" draw:control="control13"/><draw:control draw:style-name="gr2" draw:text-style-name="P1" svg:width="2.474cm" svg:height="0.782cm" svg:x="9.259cm" svg:y="2.919cm" draw:control="control14"/></draw:g><draw:g text:anchor-type="paragraph" draw:z-index="7" draw:style-name="gr1"><draw:control draw:text-style-name="P1" svg:width="0.729cm" svg:height="0.47cm" svg:x="12.031cm" svg:y="2.45cm" draw:control="control15"/><draw:control draw:style-name="gr3" draw:text-style-name="P2" svg:width="7.959cm" svg:height="0.782cm" svg:x="12.031cm" svg:y="2.919cm" draw:control="control16"/></draw:g><draw:g text:anchor-type="paragraph" draw:z-index="8" draw:style-name="gr1"><draw:control draw:text-style-name="P1" svg:width="0.754cm" svg:height="0.47cm" svg:x="20.292cm" svg:y="2.45cm" draw:control="control17"/><draw:control draw:style-name="gr2" draw:text-style-name="P1" svg:width="2.474cm" svg:height="0.782cm" svg:x="20.292cm" svg:y="2.919cm" draw:control="control18"/></draw:g><draw:g text:anchor-type="paragraph" draw:z-index="9" draw:style-name="gr1"><draw:control draw:text-style-name="P1" svg:width="1.197cm" svg:height="0.47cm" svg:x="1cm" svg:y="3.9cm" draw:control="control19"/><draw:control draw:style-name="gr3" draw:text-style-name="P2" svg:width="9.501cm" svg:height="0.782cm" svg:x="1cm" svg:y="4.369cm" draw:control="control20"/></draw:g><draw:g text:anchor-type="paragraph" draw:z-index="10" draw:style-name="gr1"><draw:control draw:text-style-name="P1" svg:width="1.197cm" svg:height="0.47cm" svg:x="10.8cm" svg:y="3.9cm" draw:control="control21"/><draw:control draw:style-name="gr3" draw:text-style-name="P2" svg:width="9.501cm" svg:height="0.782cm" svg:x="10.8cm" svg:y="4.369cm" draw:control="control22"/></draw:g><draw:g text:anchor-type="paragraph" draw:z-index="11" draw:style-name="gr1"><draw:control draw:text-style-name="P1" svg:width="2.158cm" svg:height="0.47cm" svg:x="20.6cm" svg:y="3.9cm" draw:control="control23"/><draw:control draw:style-name="gr2" draw:text-style-name="P1" svg:width="1.19cm" svg:height="0.782cm" svg:x="20.6cm" svg:y="4.369cm" draw:control="control24"/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#99cc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9cccc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